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165890" officeooo:paragraph-rsid="004614a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165890" officeooo:paragraph-rsid="0069712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48a6bb" officeooo:paragraph-rsid="0048a6b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font-weight="bold" officeooo:rsid="0048a6bb" officeooo:paragraph-rsid="0048a6bb" style:font-size-asian="18pt" style:font-weight-asian="bold" style:font-size-complex="18pt" style:font-weight-complex="bold"/>
    </style:style>
    <style:style style:name="T1" style:family="text">
      <style:text-properties officeooo:rsid="0012b7a6"/>
    </style:style>
    <style:style style:name="T2" style:family="text">
      <style:text-properties style:text-position="sub 58%" officeooo:rsid="0012b7a6"/>
    </style:style>
    <style:style style:name="T3" style:family="text">
      <style:text-properties style:text-position="super 58%" officeooo:rsid="0012b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mmary</text:p>
      <text:p text:style-name="P4"/>
      <text:p text:style-name="P1"/>
      <text:p text:style-name="P2"><text:span text:style-name="T1">In this thesis, first experimental results on inclusive 2-jet and 3-jet event cross-sections as well as their ratio R</text:span><text:span text:style-name="T2">32 </text:span><text:span text:style-name="T1">are presented using the data from the proton-proton collisions at a center-of-mass energy of 8 TeV collected with the Compact Muon Solenoid (CMS) detector at the Large Hadron Collider (LHC). The data corresponds to an integrated luminosity of 19.7 fb</text:span><text:span text:style-name="T3">-1</text:span><text:span text:style-name="T1">. Jets are reconstructed with the anti-k</text:span><text:span text:style-name="T2">t</text:span><text:span text:style-name="T1"> clustering algorithm for a jet size parameter R = 0.7. The cross-sections are measured as a function of the average transverse momenta p</text:span><text:span text:style-name="T2">T</text:span><text:span text:style-name="T1"> of the two leading jets in a phase space region ranging up to jet p</text:span><text:span text:style-name="T2">T</text:span><text:span text:style-name="T1"> of 2.0 TeV and an absolute rapidity of |y| = 2.5. The measurements, after correcting for detector effects are well described by predictions at next-to-leading order in perturbative QCD and additionally compared to several Monte Carlo event generators. The inclusive multijet production cross-section is an important observable which provides the details of parton distribution functions of the colliding protons and the precise measurement of the strong coupling constant α</text:span><text:span text:style-name="T2">S</text:span><text:span text:style-name="T1">. Instead of individual cross-sections, the ratio of cross-sections is a better tool to determine the value of α</text:span><text:span text:style-name="T2">S</text:span><text:span text:style-name="T1"> as many theoretical and experimental uncertainties cancel in the ratio. The experimental value of α</text:span><text:span text:style-name="T2">S </text:span><text:span text:style-name="T1">at the scale of the Z boson mass is extracted from a fit of the measured R</text:span><text:span text:style-name="T2">32</text:span><text:span text:style-name="T1"> for the first time using CMS data at 8 TeV. The value agrees well with the world average value as well as previous measur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2:55:48.317835964</meta:creation-date>
    <dc:date>2018-04-09T11:27:14.076225539</dc:date>
    <meta:editing-duration>PT1H58M28S</meta:editing-duration>
    <meta:editing-cycles>78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47" meta:character-count="1522" meta:non-whitespace-character-count="1277"/>
  </office:meta>
</office:document-meta>
</file>